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2" svg:font-family="'Nimbus Sans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8.521cm" fo:margin-left="0cm" fo:margin-right="-0.005cm" table:align="margins"/>
    </style:style>
    <style:style style:name="Table3.A" style:family="table-column">
      <style:table-column-properties style:column-width="5.158cm" style:rel-column-width="18251*"/>
    </style:style>
    <style:style style:name="Table3.B" style:family="table-column">
      <style:table-column-properties style:column-width="5.609cm" style:rel-column-width="19849*"/>
    </style:style>
    <style:style style:name="Table3.C" style:family="table-column">
      <style:table-column-properties style:column-width="7.754cm" style:rel-column-width="2743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8.521cm" fo:margin-left="0cm" fo:margin-right="-0.005cm" table:align="margins"/>
    </style:style>
    <style:style style:name="Table1.A" style:family="table-column">
      <style:table-column-properties style:column-width="4.828cm" style:rel-column-width="17084*"/>
    </style:style>
    <style:style style:name="Table1.B" style:family="table-column">
      <style:table-column-properties style:column-width="4.434cm" style:rel-column-width="15692*"/>
    </style:style>
    <style:style style:name="Table1.C" style:family="table-column">
      <style:table-column-properties style:column-width="9.259cm" style:rel-column-width="3275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8.521cm" fo:margin-left="0cm" fo:margin-right="-0.005cm" table:align="margins"/>
    </style:style>
    <style:style style:name="Table2.A" style:family="table-column">
      <style:table-column-properties style:column-width="5.819cm" style:rel-column-width="20592*"/>
    </style:style>
    <style:style style:name="Table2.B" style:family="table-column">
      <style:table-column-properties style:column-width="4.006cm" style:rel-column-width="14175*"/>
    </style:style>
    <style:style style:name="Table2.C" style:family="table-column">
      <style:table-column-properties style:column-width="8.696cm" style:rel-column-width="3076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Footer">
      <style:paragraph-properties fo:text-align="start" style:justify-single-word="false"/>
    </style:style>
    <style:style style:name="P5" style:family="paragraph" style:parent-style-name="Frame_20_contents">
      <style:paragraph-properties fo:text-align="center" style:justify-single-word="false"/>
    </style:style>
    <style:style style:name="P6" style:family="paragraph" style:parent-style-name="Contents_20_1">
      <style:paragraph-properties>
        <style:tab-stops>
          <style:tab-stop style:position="18.516cm" style:type="right" style:leader-style="dotted" style:leader-text="."/>
        </style:tab-stops>
      </style:paragraph-properties>
    </style:style>
    <style:style style:name="P7" style:family="paragraph" style:parent-style-name="Contents_20_2">
      <style:paragraph-properties>
        <style:tab-stops>
          <style:tab-stop style:position="18.016cm" style:type="right" style:leader-style="dotted" style:leader-text="."/>
        </style:tab-stops>
      </style:paragraph-properties>
    </style:style>
    <style:style style:name="P8" style:family="paragraph" style:parent-style-name="Text_20_body">
      <style:paragraph-properties fo:text-align="start"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2">
      <style:paragraph-properties fo:break-before="page"/>
    </style:style>
    <style:style style:name="P12" style:family="paragraph" style:parent-style-name="Heading_20_1" style:master-page-name="First_20_Page">
      <style:paragraph-properties style:page-number="auto"/>
    </style:style>
    <style:style style:name="P13" style:family="paragraph" style:parent-style-name="Heading_20_1">
      <style:paragraph-properties fo:break-before="page"/>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Sans L2"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5" style:family="paragraph">
      <style:paragraph-properties text:enable-numbering="false" fo:margin-left="0cm" fo:margin-right="0cm" fo:margin-top="0cm" fo:margin-bottom="0cm" fo:line-height="100%" fo:text-indent="0cm"/>
    </style:style>
    <style:style style:name="P1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Nimbus Sans L2" fo:font-size="1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Nimbus Sans L2" fo:font-size="12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Nimbus Sans L2" fo:font-size="13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 style:family="text">
      <style:text-properties style:text-position="super 58%"/>
    </style:style>
    <style:style style:name="T2" style:family="text">
      <style:text-properties style:use-window-font-color="true" style:text-outline="false" style:text-line-through-style="none" style:font-name="Nimbus Sans L2" fo:font-size="1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3" style:family="text">
      <style:text-properties style:use-window-font-color="true" style:text-outline="false" style:text-line-through-style="none" style:font-name="Nimbus Sans L2" fo:font-size="12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Nimbus Sans L2" fo:font-size="13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fr1" style:family="graphic" style:parent-style-name="Frame">
      <style:graphic-properties style:vertical-pos="middle" style:vertical-rel="page" style:horizontal-pos="center"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vertical-pos="top" style:vertical-rel="paragraph-content" style:horizontal-pos="right" style:horizontal-rel="paragraph" fo:background-color="#e6e6ff" style:background-transparency="0%" fo:padding="0.152cm" fo:border="0.002cm solid #000000" style:shadow="none">
        <style:background-image/>
        <style:columns fo:column-count="1" fo:column-gap="0cm"/>
      </style:graphic-properties>
    </style:style>
    <style:style style:name="fr3" style:family="graphic" style:parent-style-name="Frame">
      <style:graphic-properties style:vertical-pos="from-top" style:vertical-rel="paragraph" style:horizontal-pos="from-left" style:horizontal-rel="paragraph" fo:background-color="#e6e6ff" style:background-transparency="0%" fo:padding="0.152cm" fo:border="0.002cm solid #000000" style:shadow="none">
        <style:background-image/>
        <style:columns fo:column-count="1" fo:column-gap="0cm"/>
      </style:graphic-properties>
    </style:style>
    <style:style style:name="fr4" style:family="graphic" style:parent-style-name="Frame">
      <style:graphic-properties style:vertical-pos="from-top" style:vertical-rel="paragraph" style:horizontal-pos="from-left" style:horizontal-rel="paragraph" fo:background-color="#e6e6ff" style:background-transparency="0%" style:shadow="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parallel" style:number-wrapped-paragraphs="no-limit" style:wrap-contour="true" style:wrap-contour-mode="full" style:vertical-pos="from-top" style:vertical-rel="frame" style:horizontal-pos="from-left" style:horizontal-rel="frame"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80808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ff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ff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9cm" fo:min-width="0.4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9cm" fo:min-width="0.457cm" fo:padding-top="0.125cm" fo:padding-bottom="0.125cm" fo:padding-left="0.25cm" fo:padding-right="0.25cm" draw:shadow="hidden" draw:shadow-offset-x="0.3cm" draw:shadow-offset-y="0.3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fill-image-width="0cm" draw:fill-image-height="0cm"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7cm" fo:min-width="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1.752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66cm" fo:min-width="1.49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0.506cm" draw:z-index="0">
        <draw:text-box fo:min-height="3.404cm">
          <text:p text:style-name="Title">Computer Graphics and Visualisation Open Assessment</text:p>
          <text:p text:style-name="P1">James Hogan (exam number went here)</text:p>
          <text:p text:style-name="P1">May 2007</text:p>
        </draw:text-box>
      </draw:frame>
      <text:h text:style-name="P12" text:outline-level="1" text:is-list-header="true"/>
      <text:h text:style-name="P13" text:outline-level="1">Table of Contents</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able of Contents<text:tab/>2</text:p>
          <text:p text:style-name="P6">2Introduction<text:tab/>3</text:p>
          <text:p text:style-name="P7">2.1Global Functions<text:tab/>3</text:p>
          <text:p text:style-name="P7">2.2Important Base Classes<text:tab/>4</text:p>
          <text:p text:style-name="P7">2.3Leaf Classes<text:tab/>4</text:p>
          <text:p text:style-name="P6">3Halting the Bathysphere on the Sea Bed<text:tab/>6</text:p>
          <text:p text:style-name="P7">3.1Overall Algorithm<text:tab/>6</text:p>
          <text:p text:style-name="P7">3.2Collision Detection<text:tab/>7</text:p>
          <text:p text:style-name="P6">4Animating the Giant Kelp<text:tab/>8</text:p>
          <text:p text:style-name="P6">5The Interface<text:tab/>9</text:p>
        </text:index-body>
      </text:table-of-content>
      <text:p text:style-name="Text_20_body"/>
      <text:h text:style-name="Heading_20_1" text:outline-level="1">Function and Class Listings</text:h>
      <text:h text:style-name="Heading_20_2" text:outline-level="2">Global Functions</text:h>
      <table:table table:name="Table3" table:style-name="Table3">
        <table:table-column table:style-name="Table3.A"/>
        <table:table-column table:style-name="Table3.B"/>
        <table:table-column table:style-name="Table3.C"/>
        <table:table-row>
          <table:table-cell table:style-name="Table3.A1" office:value-type="string">
            <text:p text:style-name="Table_20_Heading">Return type and 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row>
          <table:table-cell table:style-name="Table3.A2" office:value-type="string">
            <text:p text:style-name="Table_20_Contents">int main</text:p>
          </table:table-cell>
          <table:table-cell table:style-name="Table3.A2" office:value-type="string">
            <text:p text:style-name="Table_20_Contents"/>
          </table:table-cell>
          <table:table-cell table:style-name="Table3.C2" office:value-type="string">
            <text:p text:style-name="Table_20_Contents">Sets up GLUT and the scene environment.</text:p>
          </table:table-cell>
        </table:table-row>
        <table:table-row>
          <table:table-cell table:style-name="Table3.A2" office:value-type="string">
            <text:p text:style-name="Table_20_Contents">void SetupEnvironment</text:p>
          </table:table-cell>
          <table:table-cell table:style-name="Table3.A2" office:value-type="string">
            <text:p text:style-name="Table_20_Contents"/>
          </table:table-cell>
          <table:table-cell table:style-name="Table3.C2" office:value-type="string">
            <text:p text:style-name="Table_20_Contents">Creates and positions the objects in the scene.</text:p>
          </table:table-cell>
        </table:table-row>
        <table:table-row>
          <table:table-cell table:style-name="Table3.A2" office:value-type="string">
            <text:p text:style-name="Table_20_Contents">void CleanupEnvironment</text:p>
          </table:table-cell>
          <table:table-cell table:style-name="Table3.A2" office:value-type="string">
            <text:p text:style-name="Table_20_Contents"/>
          </table:table-cell>
          <table:table-cell table:style-name="Table3.C2" office:value-type="string">
            <text:p text:style-name="Table_20_Contents">Cleans up after all dynamicly allocated objects.</text:p>
          </table:table-cell>
        </table:table-row>
        <table:table-row>
          <table:table-cell table:style-name="Table3.A2" office:value-type="string">
            <text:p text:style-name="Table_20_Contents">Float GetElapsedTime</text:p>
          </table:table-cell>
          <table:table-cell table:style-name="Table3.A2" office:value-type="string">
            <text:p text:style-name="Table_20_Contents"/>
          </table:table-cell>
          <table:table-cell table:style-name="Table3.C2" office:value-type="string">
            <text:p text:style-name="Table_20_Contents">For timekeeping.</text:p>
          </table:table-cell>
        </table:table-row>
        <table:table-row>
          <table:table-cell table:style-name="Table3.A2" office:value-type="string">
            <text:p text:style-name="Table_20_Contents">void Advance</text:p>
          </table:table-cell>
          <table:table-cell table:style-name="Table3.A2" office:value-type="string">
            <text:p text:style-name="Table_20_Contents">float dt</text:p>
          </table:table-cell>
          <table:table-cell table:style-name="Table3.C2" office:value-type="string">
            <text:p text:style-name="Table_20_Contents">Update the scene.</text:p>
          </table:table-cell>
        </table:table-row>
        <table:table-row>
          <table:table-cell table:style-name="Table3.A2" office:value-type="string">
            <text:p text:style-name="Table_20_Contents">void DisplayCallback</text:p>
          </table:table-cell>
          <table:table-cell table:style-name="Table3.A2" office:value-type="string">
            <text:p text:style-name="Table_20_Contents"/>
          </table:table-cell>
          <table:table-cell table:style-name="Table3.C2" office:value-type="string">
            <text:p text:style-name="Table_20_Contents">GLUT display callback function.</text:p>
          </table:table-cell>
        </table:table-row>
        <table:table-row>
          <table:table-cell table:style-name="Table3.A2" office:value-type="string">
            <text:p text:style-name="Table_20_Contents">void IdleCallback</text:p>
          </table:table-cell>
          <table:table-cell table:style-name="Table3.A2" office:value-type="string">
            <text:p text:style-name="Table_20_Contents"/>
          </table:table-cell>
          <table:table-cell table:style-name="Table3.C2" office:value-type="string">
            <text:p text:style-name="Table_20_Contents">GLUT idle callback function.</text:p>
          </table:table-cell>
        </table:table-row>
        <table:table-row>
          <table:table-cell table:style-name="Table3.A2" office:value-type="string">
            <text:p text:style-name="Table_20_Contents">void KeyboardCallback</text:p>
          </table:table-cell>
          <table:table-cell table:style-name="Table3.A2" office:value-type="string">
            <text:p text:style-name="Text_20_body">unsigned char key, int x, int y</text:p>
          </table:table-cell>
          <table:table-cell table:style-name="Table3.C2" office:value-type="string">
            <text:p text:style-name="Table_20_Contents">GLUT keyboard button down callback.</text:p>
          </table:table-cell>
        </table:table-row>
        <table:table-row>
          <table:table-cell table:style-name="Table3.A2" office:value-type="string">
            <text:p text:style-name="Table_20_Contents">void KeyboardUpCallback</text:p>
          </table:table-cell>
          <table:table-cell table:style-name="Table3.A2" office:value-type="string">
            <text:p text:style-name="Text_20_body">unsigned char key, int x, int y</text:p>
          </table:table-cell>
          <table:table-cell table:style-name="Table3.C2" office:value-type="string">
            <text:p text:style-name="Table_20_Contents">GLUT keyboard button up callback.</text:p>
          </table:table-cell>
        </table:table-row>
        <table:table-row>
          <table:table-cell table:style-name="Table3.A2" office:value-type="string">
            <text:p text:style-name="Table_20_Contents">void SpecialCallback</text:p>
          </table:table-cell>
          <table:table-cell table:style-name="Table3.A2" office:value-type="string">
            <text:p text:style-name="Text_20_body">unsigned char key, int x, int y</text:p>
          </table:table-cell>
          <table:table-cell table:style-name="Table3.C2" office:value-type="string">
            <text:p text:style-name="Table_20_Contents">GLUT special button down callback.</text:p>
          </table:table-cell>
        </table:table-row>
        <table:table-row>
          <table:table-cell table:style-name="Table3.A2" office:value-type="string">
            <text:p text:style-name="Table_20_Contents">void MainMenuCallback</text:p>
          </table:table-cell>
          <table:table-cell table:style-name="Table3.A2" office:value-type="string">
            <text:p text:style-name="Table_20_Contents">int id</text:p>
          </table:table-cell>
          <table:table-cell table:style-name="Table3.C2" office:value-type="string">
            <text:p text:style-name="Table_20_Contents">GLUT callback for the main menu.</text:p>
          </table:table-cell>
        </table:table-row>
        <table:table-row>
          <table:table-cell table:style-name="Table3.A2" office:value-type="string">
            <text:p text:style-name="Table_20_Contents">void SubMenuCallback</text:p>
          </table:table-cell>
          <table:table-cell table:style-name="Table3.A2" office:value-type="string">
            <text:p text:style-name="Table_20_Contents">Int id</text:p>
          </table:table-cell>
          <table:table-cell table:style-name="Table3.C2" office:value-type="string">
            <text:p text:style-name="Table_20_Contents">GLUT callback for configuration menus.</text:p>
          </table:table-cell>
        </table:table-row>
        <table:table-row>
          <table:table-cell table:style-name="Table3.A2" office:value-type="string">
            <text:p text:style-name="Table_20_Contents">void ReshapeCallback</text:p>
          </table:table-cell>
          <table:table-cell table:style-name="Table3.A2" office:value-type="string">
            <text:p text:style-name="Text_20_body">int w, int h</text:p>
          </table:table-cell>
          <table:table-cell table:style-name="Table3.C2" office:value-type="string">
            <text:p text:style-name="Table_20_Contents">GLUT reshape callback.</text:p>
          </table:table-cell>
        </table:table-row>
        <table:table-row>
          <table:table-cell table:style-name="Table3.A2" office:value-type="string">
            <text:p text:style-name="Table_20_Contents">void SetSwitch</text:p>
          </table:table-cell>
          <table:table-cell table:style-name="Table3.A2" office:value-type="string">
            <text:p text:style-name="Table_20_Contents">int switchId, int value</text:p>
          </table:table-cell>
          <table:table-cell table:style-name="Table3.C2" office:value-type="string">
            <text:p text:style-name="Table_20_Contents">Sets the state of a configuration option.</text:p>
          </table:table-cell>
        </table:table-row>
        <table:table-row>
          <table:table-cell table:style-name="Table3.A2" office:value-type="string">
            <text:p text:style-name="Table_20_Contents">void SwitchView</text:p>
          </table:table-cell>
          <table:table-cell table:style-name="Table3.A2" office:value-type="string">
            <text:p text:style-name="Table_20_Contents">int from, int to</text:p>
          </table:table-cell>
          <table:table-cell table:style-name="Table3.C2" office:value-type="string">
            <text:p text:style-name="Table_20_Contents">Called by menu system to switch view.</text:p>
          </table:table-cell>
        </table:table-row>
        <table:table-row>
          <table:table-cell table:style-name="Table3.A2" office:value-type="string">
            <text:p text:style-name="Table_20_Contents">void SwitchDebugMode</text:p>
          </table:table-cell>
          <table:table-cell table:style-name="Table3.A2" office:value-type="string">
            <text:p text:style-name="Table_20_Contents">int from, int to</text:p>
          </table:table-cell>
          <table:table-cell table:style-name="Table3.C2" office:value-type="string">
            <text:p text:style-name="Table_20_Contents">Called by menu system to switch debug mode.</text:p>
          </table:table-cell>
        </table:table-row>
        <table:table-row>
          <table:table-cell table:style-name="Table3.A2" office:value-type="string">
            <text:p text:style-name="Table_20_Contents">void SwitchDebugOctree</text:p>
          </table:table-cell>
          <table:table-cell table:style-name="Table3.A2" office:value-type="string">
            <text:p text:style-name="Table_20_Contents">int from, int to</text:p>
          </table:table-cell>
          <table:table-cell table:style-name="Table3.C2" office:value-type="string">
            <text:p text:style-name="Table_20_Contents">Called by menu system to switch octree display.</text:p>
          </table:table-cell>
        </table:table-row>
        <table:table-row>
          <table:table-cell table:style-name="Table3.A2" office:value-type="string">
            <text:p text:style-name="Table_20_Contents">void SwitchLightRays</text:p>
          </table:table-cell>
          <table:table-cell table:style-name="Table3.A2" office:value-type="string">
            <text:p text:style-name="Table_20_Contents">int from, int to</text:p>
          </table:table-cell>
          <table:table-cell table:style-name="Table3.C2" office:value-type="string">
            <text:p text:style-name="Table_20_Contents">Called by menu system to switch light rays.</text:p>
          </table:table-cell>
        </table:table-row>
        <table:table-row>
          <table:table-cell table:style-name="Table3.A2" office:value-type="string">
            <text:p text:style-name="Text_20_body">uint hash_32</text:p>
          </table:table-cell>
          <table:table-cell table:style-name="Table3.A2" office:value-type="string">
            <text:p text:style-name="Text_20_body">int n, uchar * sequence, uint init</text:p>
          </table:table-cell>
          <table:table-cell table:style-name="Table3.C2" office:value-type="string">
            <text:p text:style-name="Table_20_Contents">Hashes a sequence of bytes onto init.</text:p>
          </table:table-cell>
        </table:table-row>
        <table:table-row>
          <table:table-cell table:style-name="Table3.A2" office:value-type="string">
            <text:p text:style-name="Table_20_Contents">float Collision:: ClosestPointBetweenLines</text:p>
          </table:table-cell>
          <table:table-cell table:style-name="Table3.A2" office:value-type="string">
            <text:p text:style-name="P8">2 lines</text:p>
          </table:table-cell>
          <table:table-cell table:style-name="Table3.C2" office:value-type="string">
            <text:p text:style-name="Table_20_Contents">Finds the fraction along each line that is closest to the other line.</text:p>
          </table:table-cell>
        </table:table-row>
        <table:table-row>
          <table:table-cell table:style-name="Table3.A2" office:value-type="string">
            <text:p text:style-name="Table_20_Contents">Collision::ClosestPointOnLine</text:p>
          </table:table-cell>
          <table:table-cell table:style-name="Table3.A2" office:value-type="string">
            <text:p text:style-name="Table_20_Contents">line, point</text:p>
          </table:table-cell>
          <table:table-cell table:style-name="Table3.C2" office:value-type="string">
            <text:p text:style-name="Table_20_Contents">Finds the closest point on a line to a given position.</text:p>
          </table:table-cell>
        </table:table-row>
        <table:table-row>
          <table:table-cell table:style-name="Table3.A2" office:value-type="string">
            <text:p text:style-name="Table_20_Contents">Collision::DetectPointSphere</text:p>
          </table:table-cell>
          <table:table-cell table:style-name="Table3.A2" office:value-type="string">
            <text:p text:style-name="Table_20_Contents">point, sphere, position, movement</text:p>
          </table:table-cell>
          <table:table-cell table:style-name="Table3.C2" office:value-type="string">
            <text:p text:style-name="Table_20_Contents">Finds where a sphere path intersects a point.</text:p>
          </table:table-cell>
        </table:table-row>
        <table:table-row>
          <table:table-cell table:style-name="Table3.A2" office:value-type="string">
            <text:p text:style-name="Table_20_Contents">Collision::DetectLineSphere</text:p>
          </table:table-cell>
          <table:table-cell table:style-name="Table3.A2" office:value-type="string">
            <text:p text:style-name="Table_20_Contents">line, sphere, position, movement</text:p>
          </table:table-cell>
          <table:table-cell table:style-name="Table3.C2" office:value-type="string">
            <text:p text:style-name="Table_20_Contents">Finds where a sphere path intersects a line.</text:p>
          </table:table-cell>
        </table:table-row>
        <table:table-row>
          <table:table-cell table:style-name="Table3.A2" office:value-type="string">
            <text:p text:style-name="Table_20_Contents">Collision::DetectPlaneSphere</text:p>
          </table:table-cell>
          <table:table-cell table:style-name="Table3.A2" office:value-type="string">
            <text:p text:style-name="Table_20_Contents">plane, sphere, position, movement</text:p>
          </table:table-cell>
          <table:table-cell table:style-name="Table3.C2" office:value-type="string">
            <text:p text:style-name="Table_20_Contents">Finds where a sphere path intersects a plane.</text:p>
          </table:table-cell>
        </table:table-row>
        <table:table-row>
          <table:table-cell table:style-name="Table3.A2" office:value-type="string">
            <text:p text:style-name="Table_20_Contents">Collision::DetectTriangleSphere</text:p>
          </table:table-cell>
          <table:table-cell table:style-name="Table3.A2" office:value-type="string">
            <text:p text:style-name="Table_20_Contents">triangle, sphere, position, movement.</text:p>
          </table:table-cell>
          <table:table-cell table:style-name="Table3.C2" office:value-type="string">
            <text:p text:style-name="Table_20_Contents">Finds where a sphere path intersects a triangle.</text:p>
          </table:table-cell>
        </table:table-row>
      </table:table>
      <text:h text:style-name="Heading_20_2" text:outline-level="2" text:is-list-header="true"/>
      <text:h text:style-name="P11" text:outline-level="2">Important Base Classe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lass Name</text:p>
          </table:table-cell>
          <table:table-cell table:style-name="Table1.A1" office:value-type="string">
            <text:p text:style-name="Table_20_Heading">Base Class</text:p>
          </table:table-cell>
          <table:table-cell table:style-name="Table1.C1" office:value-type="string">
            <text:p text:style-name="Table_20_Heading">Description</text:p>
          </table:table-cell>
        </table:table-row>
        <table:table-row>
          <table:table-cell table:style-name="Table1.A2" office:value-type="string">
            <text:p text:style-name="Table_20_Contents">Object</text:p>
          </table:table-cell>
          <table:table-cell table:style-name="Table1.A2" office:value-type="string">
            <text:p text:style-name="Table_20_Contents"/>
          </table:table-cell>
          <table:table-cell table:style-name="Table1.C2" office:value-type="string">
            <text:p text:style-name="Table_20_Contents">Physical object in the world, able to move and be drawn.</text:p>
            <text:p text:style-name="Table_20_Contents">Important virtual functions are VAdvance, Vrender, VnewPosition, ApplyForceAt.</text:p>
            <text:p text:style-name="Table_20_Contents">Other useful functions: ApplyForce, GetPosition, SetPosition, GetDensity, GetMass, GetRadius, GetVelocity, SetVelocity</text:p>
            <text:p text:style-name="Table_20_Contents">Automatically updates octree when it moves.</text:p>
          </table:table-cell>
        </table:table-row>
        <table:table-row>
          <table:table-cell table:style-name="Table1.A2" office:value-type="string">
            <text:p text:style-name="Table_20_Contents">&gt; OrientableObject</text:p>
          </table:table-cell>
          <table:table-cell table:style-name="Table1.A2" office:value-type="string">
            <text:p text:style-name="Table_20_Contents">Object</text:p>
          </table:table-cell>
          <table:table-cell table:style-name="Table1.C2" office:value-type="string">
            <text:p text:style-name="Table_20_Contents">Object with an orientation.</text:p>
          </table:table-cell>
        </table:table-row>
        <table:table-row>
          <table:table-cell table:style-name="Table1.A2" office:value-type="string">
            <text:p text:style-name="Table_20_Contents">&gt; &gt; RigidBody</text:p>
          </table:table-cell>
          <table:table-cell table:style-name="Table1.A2" office:value-type="string">
            <text:p text:style-name="Table_20_Contents">OrientableObject</text:p>
          </table:table-cell>
          <table:table-cell table:style-name="Table1.C2" office:value-type="string">
            <text:p text:style-name="Table_20_Contents">Rigid object with angular properties, simulated using rigid body dynamics.</text:p>
          </table:table-cell>
        </table:table-row>
        <table:table-row>
          <table:table-cell table:style-name="Table1.A2" office:value-type="string">
            <text:p text:style-name="Table_20_Contents">&gt; Strand</text:p>
          </table:table-cell>
          <table:table-cell table:style-name="Table1.A2" office:value-type="string">
            <text:p text:style-name="Table_20_Contents">Object</text:p>
          </table:table-cell>
          <table:table-cell table:style-name="Table1.C2" office:value-type="string">
            <text:p text:style-name="Table_20_Contents">Object with rope like properties.</text:p>
          </table:table-cell>
        </table:table-row>
        <table:table-row>
          <table:table-cell table:style-name="Table1.A2" office:value-type="string">
            <text:p text:style-name="Table_20_Contents">&gt; &gt; SimpleStrand</text:p>
          </table:table-cell>
          <table:table-cell table:style-name="Table1.A2" office:value-type="string">
            <text:p text:style-name="Table_20_Contents">Strand</text:p>
          </table:table-cell>
          <table:table-cell table:style-name="Table1.C2" office:value-type="string">
            <text:p text:style-name="Table_20_Contents">Strand with simplified physics allowing for an object at the end <text:s/>to be constrained.</text:p>
          </table:table-cell>
        </table:table-row>
        <table:table-row>
          <table:table-cell table:style-name="Table1.A2" office:value-type="string">
            <text:p text:style-name="Table_20_Contents">&gt; Debug::DebugObject</text:p>
          </table:table-cell>
          <table:table-cell table:style-name="Table1.A2" office:value-type="string">
            <text:p text:style-name="Table_20_Contents">Object</text:p>
          </table:table-cell>
          <table:table-cell table:style-name="Table1.C2" office:value-type="string">
            <text:p text:style-name="Table_20_Contents">Object with time-out for debug related visualisation.</text:p>
          </table:table-cell>
        </table:table-row>
        <table:table-row>
          <table:table-cell table:style-name="Table1.A2" office:value-type="string">
            <text:p text:style-name="Table_20_Contents">Mesh</text:p>
          </table:table-cell>
          <table:table-cell table:style-name="Table1.A2" office:value-type="string">
            <text:p text:style-name="Table_20_Contents"/>
          </table:table-cell>
          <table:table-cell table:style-name="Table1.C2" office:value-type="string">
            <text:p text:style-name="Table_20_Contents">Flexible container of arbitrary (uint and float) vertex and triangle data.</text:p>
          </table:table-cell>
        </table:table-row>
        <table:table-row>
          <table:table-cell table:style-name="Table1.A2" office:value-type="string">
            <text:p text:style-name="Table_20_Contents">&gt; AdaptiveMesh</text:p>
          </table:table-cell>
          <table:table-cell table:style-name="Table1.A2" office:value-type="string">
            <text:p text:style-name="Table_20_Contents">Mesh</text:p>
          </table:table-cell>
          <table:table-cell table:style-name="Table1.C2" office:value-type="string">
            <text:p text:style-name="Table_20_Contents">Mesh which adapts and increases in detail based on the position of the observer.</text:p>
          </table:table-cell>
        </table:table-row>
      </table:table>
      <text:h text:style-name="Heading_20_2" text:outline-level="2">Leaf Classes</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Class Name</text:p>
          </table:table-cell>
          <table:table-cell table:style-name="Table2.A1" office:value-type="string">
            <text:p text:style-name="Table_20_Heading">Base Class</text:p>
          </table:table-cell>
          <table:table-cell table:style-name="Table2.C1" office:value-type="string">
            <text:p text:style-name="Table_20_Heading">Description</text:p>
          </table:table-cell>
        </table:table-row>
        <table:table-row>
          <table:table-cell table:style-name="Table2.A2" office:value-type="string">
            <text:p text:style-name="Table_20_Contents">Maths::Vector&lt;N,T&gt;</text:p>
          </table:table-cell>
          <table:table-cell table:style-name="Table2.A2" office:value-type="string">
            <text:p text:style-name="Table_20_Contents"/>
          </table:table-cell>
          <table:table-cell table:style-name="Table2.C2" office:value-type="string">
            <text:p text:style-name="Table_20_Contents">N dimensional vector of component type T.</text:p>
            <text:p text:style-name="Table_20_Contents">Vector&lt;4, float&gt; is used to represent planes.</text:p>
            <text:p text:style-name="Table_20_Contents">Vector&lt;3, float&gt; and Vector&lt;4, float&gt; are used to represents colours where applicable.</text:p>
          </table:table-cell>
        </table:table-row>
        <table:table-row>
          <table:table-cell table:style-name="Table2.A2" office:value-type="string">
            <text:p text:style-name="Table_20_Contents">Maths::Matrix&lt;N,T&gt;</text:p>
          </table:table-cell>
          <table:table-cell table:style-name="Table2.A2" office:value-type="string">
            <text:p text:style-name="Table_20_Contents"/>
          </table:table-cell>
          <table:table-cell table:style-name="Table2.C2" office:value-type="string">
            <text:p text:style-name="Table_20_Contents">N x N square matrix of component type T.</text:p>
          </table:table-cell>
        </table:table-row>
        <table:table-row>
          <table:table-cell table:style-name="Table2.A2" office:value-type="string">
            <text:p text:style-name="Table_20_Contents">Maths::Quaternion&lt;T&gt;</text:p>
          </table:table-cell>
          <table:table-cell table:style-name="Table2.A2" office:value-type="string">
            <text:p text:style-name="Table_20_Contents"/>
          </table:table-cell>
          <table:table-cell table:style-name="Table2.C2" office:value-type="string">
            <text:p text:style-name="Table_20_Contents">Quaternion of component type T.</text:p>
          </table:table-cell>
        </table:table-row>
        <table:table-row>
          <table:table-cell table:style-name="Table2.A2" office:value-type="string">
            <text:p text:style-name="Table_20_Contents">Maths::CubicSpline&lt;T&gt;</text:p>
          </table:table-cell>
          <table:table-cell table:style-name="Table2.A2" office:value-type="string">
            <text:p text:style-name="Table_20_Contents">Maths::Matrix&lt;4,T&gt;</text:p>
          </table:table-cell>
          <table:table-cell table:style-name="Table2.C2" office:value-type="string">
            <text:p text:style-name="Table_20_Contents">Cubic spline matrix with interpolation functions.</text:p>
          </table:table-cell>
        </table:table-row>
        <table:table-row>
          <table:table-cell table:style-name="Table2.A2" office:value-type="string">
            <text:p text:style-name="Table_20_Contents">Maths::CubicSplineDefinition</text:p>
          </table:table-cell>
          <table:table-cell table:style-name="Table2.A2" office:value-type="string">
            <text:p text:style-name="Table_20_Contents"/>
          </table:table-cell>
          <table:table-cell table:style-name="Table2.C2" office:value-type="string">
            <text:p text:style-name="Table_20_Contents">Normal and derivative cubic spline matrices.</text:p>
          </table:table-cell>
        </table:table-row>
        <table:table-row>
          <table:table-cell table:style-name="Table2.A2" office:value-type="string">
            <text:p text:style-name="Table_20_Contents">Physics::Orientation</text:p>
          </table:table-cell>
          <table:table-cell table:style-name="Table2.A2" office:value-type="string">
            <text:p text:style-name="Table_20_Contents"/>
          </table:table-cell>
          <table:table-cell table:style-name="Table2.C2" office:value-type="string">
            <text:p text:style-name="Table_20_Contents">Orientation stored as quaternion and matrix.</text:p>
          </table:table-cell>
        </table:table-row>
        <table:table-row>
          <table:table-cell table:style-name="Table2.A2" office:value-type="string">
            <text:p text:style-name="Table_20_Contents">Collision::Interaction</text:p>
          </table:table-cell>
          <table:table-cell table:style-name="Table2.A2" office:value-type="string">
            <text:p text:style-name="Table_20_Contents"/>
          </table:table-cell>
          <table:table-cell table:style-name="Table2.C2" office:value-type="string">
            <text:p text:style-name="Table_20_Contents">Information about a detected collision.</text:p>
          </table:table-cell>
        </table:table-row>
        <table:table-row>
          <table:table-cell table:style-name="Table2.A2" office:value-type="string">
            <text:p text:style-name="Table_20_Contents">Collision::Sphere</text:p>
          </table:table-cell>
          <table:table-cell table:style-name="Table2.A2" office:value-type="string">
            <text:p text:style-name="Table_20_Contents"/>
          </table:table-cell>
          <table:table-cell table:style-name="Table2.C2" office:value-type="string">
            <text:p text:style-name="Table_20_Contents">Basic sphere description for use by collision detection functions.</text:p>
          </table:table-cell>
        </table:table-row>
        <table:table-row>
          <table:table-cell table:style-name="Table2.A2" office:value-type="string">
            <text:p text:style-name="Table_20_Contents">Collision::Triangle</text:p>
          </table:table-cell>
          <table:table-cell table:style-name="Table2.A2" office:value-type="string">
            <text:p text:style-name="Table_20_Contents"/>
          </table:table-cell>
          <table:table-cell table:style-name="Table2.C2" office:value-type="string">
            <text:p text:style-name="Table_20_Contents">Basic triangle description for use by collision detection functions.</text:p>
          </table:table-cell>
        </table:table-row>
        <table:table-row>
          <table:table-cell table:style-name="Table2.A2" office:value-type="string">
            <text:p text:style-name="Table_20_Contents">Collision::Response</text:p>
          </table:table-cell>
          <table:table-cell table:style-name="Table2.A2" office:value-type="string">
            <text:p text:style-name="Table_20_Contents"/>
          </table:table-cell>
          <table:table-cell table:style-name="Table2.C2" office:value-type="string">
            <text:p text:style-name="Table_20_Contents">Graphical arrows showing the effect of a collision (enabled by physics debug mode).</text:p>
          </table:table-cell>
        </table:table-row>
        <table:table-row>
          <table:table-cell table:style-name="Table2.A2" office:value-type="string">
            <text:p text:style-name="Table_20_Contents">Bathysphere</text:p>
          </table:table-cell>
          <table:table-cell table:style-name="Table2.A2" office:value-type="string">
            <text:p text:style-name="Table_20_Contents">RigidBody</text:p>
          </table:table-cell>
          <table:table-cell table:style-name="Table2.C2" office:value-type="string">
            <text:p text:style-name="Table_20_Contents">A bathysphere object.</text:p>
          </table:table-cell>
        </table:table-row>
        <table:table-row>
          <table:table-cell table:style-name="Table2.A2" office:value-type="string">
            <text:p text:style-name="Table_20_Contents">ReefMesh</text:p>
          </table:table-cell>
          <table:table-cell table:style-name="Table2.A2" office:value-type="string">
            <text:p text:style-name="Table_20_Contents">AdaptiveMesh</text:p>
          </table:table-cell>
          <table:table-cell table:style-name="Table2.C2" office:value-type="string">
            <text:p text:style-name="Table_20_Contents">Adaptive mesh with adaptive functions for making the mesh look more reef like.</text:p>
          </table:table-cell>
        </table:table-row>
        <table:table-row>
          <table:table-cell table:style-name="Table2.A2" office:value-type="string">
            <text:p text:style-name="Table_20_Contents">Reef</text:p>
          </table:table-cell>
          <table:table-cell table:style-name="Table2.A2" office:value-type="string">
            <text:p text:style-name="Table_20_Contents">Object</text:p>
          </table:table-cell>
          <table:table-cell table:style-name="Table2.C2" office:value-type="string">
            <text:p text:style-name="Table_20_Contents">Handles the reef and a ReefMesh instance.</text:p>
          </table:table-cell>
        </table:table-row>
        <table:table-row>
          <table:table-cell table:style-name="Table2.A2" office:value-type="string">
            <text:p text:style-name="Table_20_Contents">Bubble</text:p>
          </table:table-cell>
          <table:table-cell table:style-name="Table2.A2" office:value-type="string">
            <text:p text:style-name="Table_20_Contents">Object</text:p>
          </table:table-cell>
          <table:table-cell table:style-name="Table2.C2" office:value-type="string">
            <text:p text:style-name="Table_20_Contents">Simple bubble object.</text:p>
          </table:table-cell>
        </table:table-row>
        <text:soft-page-break/>
        <table:table-row>
          <table:table-cell table:style-name="Table2.A2" office:value-type="string">
            <text:p text:style-name="Table_20_Contents">SeaSurface</text:p>
          </table:table-cell>
          <table:table-cell table:style-name="Table2.A2" office:value-type="string">
            <text:p text:style-name="Table_20_Contents">HeightField</text:p>
          </table:table-cell>
          <table:table-cell table:style-name="Table2.C2" office:value-type="string">
            <text:p text:style-name="Table_20_Contents">Handles the surface of the water.</text:p>
          </table:table-cell>
        </table:table-row>
        <table:table-row>
          <table:table-cell table:style-name="Table2.A2" office:value-type="string">
            <text:p text:style-name="Table_20_Contents">Kelp</text:p>
          </table:table-cell>
          <table:table-cell table:style-name="Table2.A2" office:value-type="string">
            <text:p text:style-name="Table_20_Contents">Strand</text:p>
          </table:table-cell>
          <table:table-cell table:style-name="Table2.C2" office:value-type="string">
            <text:p text:style-name="Table_20_Contents">Kelp strand.</text:p>
          </table:table-cell>
        </table:table-row>
        <table:table-row>
          <table:table-cell table:style-name="Table2.A2" office:value-type="string">
            <text:p text:style-name="Table_20_Contents">Kelp::KelpLeaf</text:p>
          </table:table-cell>
          <table:table-cell table:style-name="Table2.A2" office:value-type="string">
            <text:p text:style-name="Table_20_Contents">Strand</text:p>
          </table:table-cell>
          <table:table-cell table:style-name="Table2.C2" office:value-type="string">
            <text:p text:style-name="Table_20_Contents">Kelp leaf strand to be attached to kelp.</text:p>
          </table:table-cell>
        </table:table-row>
        <table:table-row>
          <table:table-cell table:style-name="Table2.A2" office:value-type="string">
            <text:p text:style-name="Table_20_Contents">Cord</text:p>
          </table:table-cell>
          <table:table-cell table:style-name="Table2.A2" office:value-type="string">
            <text:p text:style-name="Table_20_Contents">SimpleStrand</text:p>
          </table:table-cell>
          <table:table-cell table:style-name="Table2.C2" office:value-type="string">
            <text:p text:style-name="Table_20_Contents">Cord strand for the tether.</text:p>
          </table:table-cell>
        </table:table-row>
        <table:table-row>
          <table:table-cell table:style-name="Table2.A2" office:value-type="string">
            <text:p text:style-name="Table_20_Contents">Environment</text:p>
          </table:table-cell>
          <table:table-cell table:style-name="Table2.A2" office:value-type="string">
            <text:p text:style-name="Table_20_Contents"/>
          </table:table-cell>
          <table:table-cell table:style-name="Table2.C2" office:value-type="string">
            <text:p text:style-name="Table_20_Contents">Manages the environment and overall rendering and advancing.</text:p>
          </table:table-cell>
        </table:table-row>
        <table:table-row>
          <table:table-cell table:style-name="Table2.A2" office:value-type="string">
            <text:p text:style-name="Table_20_Contents">NaturalConstraint</text:p>
          </table:table-cell>
          <table:table-cell table:style-name="Table2.A2" office:value-type="string">
            <text:p text:style-name="Table_20_Contents"/>
          </table:table-cell>
          <table:table-cell table:style-name="Table2.C2" office:value-type="string">
            <text:p text:style-name="Table_20_Contents">Applies weight, buoyancy, resistance, currents to objects.</text:p>
          </table:table-cell>
        </table:table-row>
        <table:table-row>
          <table:table-cell table:style-name="Table2.A2" office:value-type="string">
            <text:p text:style-name="Table_20_Contents">Observer</text:p>
          </table:table-cell>
          <table:table-cell table:style-name="Table2.A2" office:value-type="string">
            <text:p text:style-name="Table_20_Contents"/>
          </table:table-cell>
          <table:table-cell table:style-name="Table2.C2" office:value-type="string">
            <text:p text:style-name="Table_20_Contents">Camera position.</text:p>
          </table:table-cell>
        </table:table-row>
        <table:table-row>
          <table:table-cell table:style-name="Table2.A2" office:value-type="string">
            <text:p text:style-name="Table_20_Contents">Octree</text:p>
          </table:table-cell>
          <table:table-cell table:style-name="Table2.A2" office:value-type="string">
            <text:p text:style-name="Table_20_Contents"/>
          </table:table-cell>
          <table:table-cell table:style-name="Table2.C2" office:value-type="string">
            <text:p text:style-name="Table_20_Contents">The object container for rendering.</text:p>
          </table:table-cell>
        </table:table-row>
        <table:table-row>
          <table:table-cell table:style-name="Table2.A2" office:value-type="string">
            <text:p text:style-name="Table_20_Contents">OctreeCube</text:p>
          </table:table-cell>
          <table:table-cell table:style-name="Table2.A2" office:value-type="string">
            <text:p text:style-name="Table_20_Contents"/>
          </table:table-cell>
          <table:table-cell table:style-name="Table2.C2" office:value-type="string">
            <text:p text:style-name="Table_20_Contents">A single cube in the octree.</text:p>
          </table:table-cell>
        </table:table-row>
        <table:table-row>
          <table:table-cell table:style-name="Table2.A2" office:value-type="string">
            <text:p text:style-name="Table_20_Contents">Coral</text:p>
          </table:table-cell>
          <table:table-cell table:style-name="Table2.A2" office:value-type="string">
            <text:p text:style-name="Table_20_Contents">Object</text:p>
          </table:table-cell>
          <table:table-cell table:style-name="Table2.C2" office:value-type="string">
            <text:p text:style-name="Table_20_Contents">A coral colony object.</text:p>
          </table:table-cell>
        </table:table-row>
        <table:table-row>
          <table:table-cell table:style-name="Table2.A2" office:value-type="string">
            <text:p text:style-name="Table_20_Contents">Dirt</text:p>
          </table:table-cell>
          <table:table-cell table:style-name="Table2.A2" office:value-type="string">
            <text:p text:style-name="Table_20_Contents">Object</text:p>
          </table:table-cell>
          <table:table-cell table:style-name="Table2.C2" office:value-type="string">
            <text:p text:style-name="Table_20_Contents">Simple dirt floating around in the water.</text:p>
          </table:table-cell>
        </table:table-row>
        <table:table-row>
          <table:table-cell table:style-name="Table2.A2" office:value-type="string">
            <text:p text:style-name="Table_20_Contents">Crane</text:p>
          </table:table-cell>
          <table:table-cell table:style-name="Table2.A2" office:value-type="string">
            <text:p text:style-name="Table_20_Contents">Orient</text:p>
          </table:table-cell>
          <table:table-cell table:style-name="Table2.C2" office:value-type="string">
            <text:p text:style-name="Table_20_Contents">General crane object.</text:p>
          </table:table-cell>
        </table:table-row>
        <table:table-row>
          <table:table-cell table:style-name="Table2.A2" office:value-type="string">
            <text:p text:style-name="Table_20_Contents">Boat</text:p>
          </table:table-cell>
          <table:table-cell table:style-name="Table2.A2" office:value-type="string">
            <text:p text:style-name="Table_20_Contents">RidigBody</text:p>
          </table:table-cell>
          <table:table-cell table:style-name="Table2.C2" office:value-type="string">
            <text:p text:style-name="Table_20_Contents">A boat with cranes which can hold bathyspheres.</text:p>
          </table:table-cell>
        </table:table-row>
        <table:table-row>
          <table:table-cell table:style-name="Table2.A2" office:value-type="string">
            <text:p text:style-name="Table_20_Contents">Boat::DeckCrane</text:p>
          </table:table-cell>
          <table:table-cell table:style-name="Table2.A2" office:value-type="string">
            <text:p text:style-name="Table_20_Contents">Crane</text:p>
          </table:table-cell>
          <table:table-cell table:style-name="Table2.C2" office:value-type="string">
            <text:p text:style-name="Table_20_Contents">Special crane on boat decks.</text:p>
          </table:table-cell>
        </table:table-row>
        <table:table-row>
          <table:table-cell table:style-name="Table2.A2" office:value-type="string">
            <text:p text:style-name="Table_20_Contents">SeaRodCoral</text:p>
          </table:table-cell>
          <table:table-cell table:style-name="Table2.A2" office:value-type="string">
            <text:p text:style-name="Table_20_Contents">Coral::CoralMesh</text:p>
          </table:table-cell>
          <table:table-cell table:style-name="Table2.C2" office:value-type="string">
            <text:p text:style-name="Table_20_Contents">For growing sea rod corals.</text:p>
          </table:table-cell>
        </table:table-row>
        <table:table-row>
          <table:table-cell table:style-name="Table2.A2" office:value-type="string">
            <text:p text:style-name="Table_20_Contents">Skydome</text:p>
          </table:table-cell>
          <table:table-cell table:style-name="Table2.A2" office:value-type="string">
            <text:p text:style-name="Table_20_Contents">Object</text:p>
          </table:table-cell>
          <table:table-cell table:style-name="Table2.C2" office:value-type="string">
            <text:p text:style-name="Table_20_Contents">Shows the sky and sun.</text:p>
          </table:table-cell>
        </table:table-row>
        <table:table-row>
          <table:table-cell table:style-name="Table2.A2" office:value-type="string">
            <text:p text:style-name="Table_20_Contents">ConfigurationMenu</text:p>
          </table:table-cell>
          <table:table-cell table:style-name="Table2.A2" office:value-type="string">
            <text:p text:style-name="Table_20_Contents"/>
          </table:table-cell>
          <table:table-cell table:style-name="Table2.C2" office:value-type="string">
            <text:p text:style-name="Table_20_Contents">Information about a GLUT configuration sub- menu.</text:p>
          </table:table-cell>
        </table:table-row>
      </table:table>
      <text:p text:style-name="Text_20_body"/>
      <text:h text:style-name="Heading_20_1" text:outline-level="1">Halting the Bathysphere on the Sea Bed</text:h>
      <text:h text:style-name="Heading_20_2" text:outline-level="2"><draw:frame draw:style-name="fr2" draw:name="Frame3" text:anchor-type="paragraph" svg:width="10.031cm" draw:z-index="1"><draw:text-box fo:min-height="6.396cm"><draw:g text:anchor-type="frame" draw:z-index="2" draw:style-name="gr1"><draw:line draw:style-name="gr2" draw:text-style-name="P14" svg:x1="1.517cm" svg:y1="4.38cm" svg:x2="3.15cm" svg:y2="3.992cm"><text:p/></draw:line><draw:line draw:style-name="gr2" draw:text-style-name="P14" svg:x1="3.279cm" svg:y1="4.38cm" svg:x2="3.152cm" svg:y2="3.992cm"><text:p/></draw:line><draw:line draw:style-name="gr2" draw:text-style-name="P14" svg:x1="5.764cm" svg:y1="4.052cm" svg:x2="3.279cm" svg:y2="4.38cm"><text:p/></draw:line><draw:line draw:style-name="gr2" draw:text-style-name="P14" svg:x1="7.399cm" svg:y1="2.748cm" svg:x2="5.764cm" svg:y2="4.053cm"><text:p/></draw:line><draw:custom-shape draw:style-name="gr3" draw:text-style-name="P14" svg:width="0.657cm" svg:height="0.653cm" svg:x="5.764cm" svg:y="0.787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4" draw:text-style-name="P14" svg:width="0.655cm" svg:height="0.653cm" svg:x="6.745cm" svg:y="5.361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 draw:text-style-name="P14" svg:x1="5.764cm" svg:y1="1.115cm" svg:x2="6.745cm" svg:y2="5.685cm"><text:p/></draw:line><draw:line draw:style-name="gr5" draw:text-style-name="P14" svg:x1="6.418cm" svg:y1="1.115cm" svg:x2="7.397cm" svg:y2="5.685cm"><text:p/></draw:line><draw:custom-shape draw:style-name="gr6" draw:text-style-name="P14" svg:width="0.653cm" svg:height="0.653cm" svg:x="6.177cm" svg:y="2.713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7" draw:text-style-name="P14" svg:x1="6.682cm" svg:y1="3.312cm" svg:x2="5.438cm" svg:y2="1.441cm"><text:p/></draw:line><draw:custom-shape draw:style-name="gr6" draw:text-style-name="P14" svg:width="0.657cm" svg:height="0.653cm" svg:x="4.626cm" svg:y="3.50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14" svg:width="0.655cm" svg:height="0.655cm" svg:x="3.085cm" svg:y="3.468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 draw:text-style-name="P14" svg:x1="6.682cm" svg:y1="3.311cm" svg:x2="3.13cm" svg:y2="5.114cm"><text:p/></draw:line><draw:line draw:style-name="gr5" draw:text-style-name="P14" svg:x1="6.36cm" svg:y1="2.748cm" svg:x2="2.838cm" svg:y2="4.554cm"><text:p/></draw:line><draw:custom-shape draw:style-name="gr4" draw:text-style-name="P14" svg:width="0.655cm" svg:height="0.657cm" svg:x="2.668cm" svg:y="4.496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8" draw:text-style-name="P14" svg:x1="7.073cm" svg:y1="5.685cm" svg:x2="6.092cm" svg:y2="1.115cm"><text:p/></draw:line><draw:line draw:style-name="gr8" draw:text-style-name="P14" svg:x1="2.958cm" svg:y1="4.853cm" svg:x2="6.493cm" svg:y2="3.043cm"><text:p/></draw:line><draw:line draw:style-name="gr5" draw:text-style-name="P14" svg:x1="5.004cm" svg:y1="3.508cm" svg:x2="0.531cm" svg:y2="3.399cm"><text:p/></draw:line><draw:line draw:style-name="gr5" draw:text-style-name="P14" svg:x1="4.962cm" svg:y1="4.161cm" svg:x2="0.538cm" svg:y2="4.052cm"><text:p/></draw:line><draw:custom-shape draw:style-name="gr4" draw:text-style-name="P14" svg:width="0.653cm" svg:height="0.653cm" svg:x="0.213cm" svg:y="3.399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8" draw:text-style-name="P14" svg:x1="0.538cm" svg:y1="3.779cm" svg:x2="4.951cm" svg:y2="3.841cm"><text:p/></draw:line><draw:line draw:style-name="gr7" draw:text-style-name="P14" svg:x1="4.96cm" svg:y1="4.161cm" svg:x2="4.96cm" svg:y2="2.383cm"><text:p/></draw:line><draw:line draw:style-name="gr7" draw:text-style-name="P14" svg:x1="3.152cm" svg:y1="3.993cm" svg:x2="4.313cm" svg:y2="3.159cm"><text:p/></draw:line><draw:line draw:style-name="gr5" draw:text-style-name="P14" svg:x1="3.698cm" svg:y1="3.644cm" svg:x2="2.795cm" svg:y2="1.635cm"><text:p/></draw:line><draw:custom-shape draw:style-name="gr3" draw:text-style-name="P14" svg:width="0.653cm" svg:height="0.655cm" svg:x="2.173cm" svg:y="1.44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 draw:text-style-name="P14" svg:x1="3.128cm" svg:y1="3.992cm" svg:x2="2.22cm" svg:y2="1.946cm"><text:p/></draw:line><draw:line draw:style-name="gr9" draw:text-style-name="P14" svg:x1="2.499cm" svg:y1="1.769cm" svg:x2="3.432cm" svg:y2="3.84cm"><text:p/></draw:line><draw:frame draw:style-name="gr10" draw:text-style-name="P16" svg:width="0.96cm" svg:height="1.241cm" svg:x="6.831cm" svg:y="2.713cm"><draw:text-box><text:p text:style-name="P15"><text:span text:style-name="T2">1</text:span></text:p></draw:text-box></draw:frame><draw:frame draw:style-name="gr10" draw:text-style-name="P16" svg:width="0.96cm" svg:height="1.241cm" svg:x="4.998cm" svg:y="3.073cm"><draw:text-box><text:p text:style-name="P15"><text:span text:style-name="T2">2</text:span></text:p></draw:text-box></draw:frame><draw:frame draw:style-name="gr10" draw:text-style-name="P16" svg:width="0.96cm" svg:height="1.241cm" svg:x="3.478cm" svg:y="3.073cm"><draw:text-box><text:p text:style-name="P15"><text:span text:style-name="T2">3</text:span></text:p></draw:text-box></draw:frame><draw:frame draw:style-name="gr11" draw:text-style-name="P16" svg:width="0.959cm" svg:height="1.241cm" svg:x="6.42cm" svg:y="0.828cm"><draw:text-box><text:p text:style-name="P15"><text:span text:style-name="T2">0</text:span></text:p></draw:text-box></draw:frame><draw:frame draw:style-name="gr10" draw:text-style-name="P16" svg:width="0.96cm" svg:height="1.241cm" svg:x="2.825cm" svg:y="1.48cm"><draw:text-box><text:p text:style-name="P15"><text:span text:style-name="T2">4</text:span></text:p></draw:text-box></draw:frame><draw:line draw:style-name="gr2" draw:text-style-name="P14" svg:x1="7.397cm" svg:y1="2.748cm" svg:x2="9.683cm" svg:y2="5.034cm"><text:p/></draw:line><draw:line draw:style-name="gr2" draw:text-style-name="P14" svg:x1="1.519cm" svg:y1="4.38cm" svg:x2="0.538cm" svg:y2="5.361cm"><text:p/></draw:line></draw:g><text:p text:style-name="Table_20_Heading">Figure 3.1: Collision detection and reaction.</text:p></draw:text-box></draw:frame>Overall Algorithm</text:h>
      <text:p text:style-name="Text_20_body">My collision detection and reaction algorithm is based on the principle of never advancing into an intersecting state, and it directly tackles the issue of fast moving objects passing through a surface without the intersection being detected. The overall algorithm is implemented almost identically (except for some rigid body code) in <text:span text:style-name="Variable">Object::Advance(float)</text:span> (see <text:span text:style-name="Variable">object.cpp</text:span>) and <text:span text:style-name="Variable">RigidBody::Advance(float)</text:span> (see <text:span text:style-name="Variable">rigidbody.cpp</text:span>), and all of the actual collision detection between individual primitives is done in the <text:span text:style-name="Variable">Collision</text:span> namespace (see <text:span text:style-name="Variable">collision.cpp</text:span>).</text:p>
      <text:p text:style-name="Text_20_body">Essentially it mathematically checks whether any collisions will take place in the next time step. It advances the object up until the moment of collision (or the end of the time step if no collision), applies reaction forces, and then repeats the algorithm for the rest of the time step after the collision (see Figure 3.1).</text:p>
      <text:p text:style-name="Preformatted_20_Text">Advance(obj : Object, dt : float)</text:p>
      <text:p text:style-name="Preformatted_20_Text"><text:tab/>dt -&gt; time_left</text:p>
      <text:p text:style-name="Preformatted_20_Text"><text:tab/>while (time_left &gt; 0) {</text:p>
      <text:p text:style-name="Comment"><text:tab/><text:tab/>-- Find the new physical state assuming no collisions.</text:p>
      <text:p text:style-name="Preformatted_20_Text"><text:tab/><text:tab/>integrate(obj.physical_state, time_left) -&gt; next_physical_state</text:p>
      <text:p text:style-name="Comment"><text:tab/><text:tab/>-- Check for collisions between the two states.</text:p>
      <text:p text:style-name="Preformatted_20_Text"><text:tab/><text:tab/>check_for_collisions(obj.physical_state, next_physical_state) -&gt; when</text:p>
      <text:p text:style-name="Preformatted_20_Text"><text:tab/><text:tab/>if (when = NO_COLLISION) {</text:p>
      <text:p text:style-name="Comment"><text:tab/><text:tab/><text:tab/>-- No collisions are about to take place so commit the new state.</text:p>
      <text:p text:style-name="Preformatted_20_Text"><text:tab/><text:tab/><text:tab/>next_physical_state -&gt; obj.physical_state</text:p>
      <text:p text:style-name="Preformatted_20_Text"><text:tab/><text:tab/><text:tab/>0 -&gt; time_left</text:p>
      <text:p text:style-name="Preformatted_20_Text"><text:tab/><text:tab/>} else {</text:p>
      <text:p text:style-name="Comment"><text:tab/><text:tab/><text:tab/>-- 'when' is the fraction of the time step at which the collision took place.</text:p>
      <text:p text:style-name="Comment"><text:tab/><text:tab/><text:tab/>-- Up to 'when' no collisions take place, so commit an update until 'when'.</text:p>
      <text:p text:style-name="Preformatted_20_Text"><text:tab/><text:tab/><text:tab/>integrate(obj.physical_state, time_left*when) -&gt; obj.physical_state</text:p>
      <text:p text:style-name="Comment"><text:tab/><text:tab/><text:tab/>-- Apply a reaction force to cancel the forces of the object in the direction of the object.</text:p>
      <text:p text:style-name="Comment"><text:tab/><text:tab/><text:tab/>-- Also cancel any velocity towards the collision.</text:p>
      <text:p text:style-name="Preformatted_20_Text"><text:tab/><text:tab/><text:tab/>add_force(obj, cancel_force)</text:p>
      <text:p text:style-name="Preformatted_20_Text"><text:tab/><text:tab/><text:tab/>add_velocity(obj, cancel_velocity)</text:p>
      <text:p text:style-name="Preformatted_20_Text"><text:tab/><text:tab/><text:tab/>time_left*when -&gt; time_left</text:p>
      <text:p text:style-name="Preformatted_20_Text"><text:tab/><text:tab/>}</text:p>
      <text:p text:style-name="Preformatted_20_Text"><text:tab/>}</text:p>
      <text:p text:style-name="Text_20_body">Note that this algorithm assumes that objects can be advanced in stages separately (if two moving objects are able to collide then this causes problems, as the state of the world is not consistent for any particular clock value after a collision).</text:p>
      <text:p text:style-name="Text_20_body">The bathysphere is simulated as a rigid body, so the reaction forces which are applied to cancel any force towards the collision apply a torque to the bathysphere. This torque is in the correct direction to make the bathysphere accelerate angularly towards the gradient of the surface. This allows it to effectively pivot on the collision point and fall flat onto the surface. The model currently doesn't handle friction due to lack of time, so the bathysphere tends to shift around the surface before settling. The algorithm also handles constant contact (such as when the bathysphere is settled on the surface), by limiting the number of iterations to a fixed number.</text:p>
      <text:h text:style-name="Heading_20_2" text:outline-level="2">Collision Detection</text:h>
      <text:p text:style-name="Text_20_body">I opted for a slightly more advanced sea bed than was required since I had already implemented some of it and it is particularly flexible. It uses an adaptive mesh, which splits edges when they become greater than a certain size in the observers view. The new vertex is then perturbed by a certain deterministic amount based on a hash function. When <text:soft-page-break/>all three edges of a triangle are split it is subdivided into four smaller triangles which can themselves be subdivided. This maintains a consistent triangle density on the screen.</text:p>
      <text:p text:style-name="Text_20_body">The checking for collisions between the bathysphere and the sea bed mesh is broken down into checking collisions between a sphere path (the bathysphere can be thought of being made up of lots of spheres, each of which is moving) and a single triangle (see <text:span text:style-name="Variable">Collision::DetectTriangleSphere</text:span> in <text:span text:style-name="Variable">collision.cpp</text:span>). Each sphere in the bathysphere is checked against each triangle which is close to the bathysphere, and the earliest collision is returned (see <text:span text:style-name="Variable">Bathysphere:: VDetectRigidCollision</text:span> in <text:span text:style-name="Variable">bathysphere.cpp</text:span> and<text:span text:style-name="Variable"> RigidBody::DetectCollisionSphere</text:span> in <text:span text:style-name="Variable">rigidbody.cpp</text:span>). The collisions are returned in a <text:span text:style-name="Variable">Collision::Interaction</text:span> structure which contains the location of collision and the normal (allowing for reaction forces).</text:p>
      <text:p text:style-name="Text_20_body"><draw:frame draw:style-name="fr3" draw:name="Frame2" text:anchor-type="paragraph" svg:x="0.039cm" svg:y="0.21cm" svg:width="5.533cm" draw:z-index="3"><draw:text-box fo:min-height="6.47cm"><text:p text:style-name="Table_20_Heading"><draw:g text:anchor-type="paragraph" draw:z-index="4" draw:style-name="gr12"><draw:custom-shape draw:style-name="gr13" draw:text-style-name="P14" svg:width="0.826cm" svg:height="0.826cm" svg:x="3.674cm" svg:y="5.36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2.752cm" svg:height="2.752cm" svg:x="1.198cm" svg:y="1.51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2.752cm" svg:height="2.752cm" svg:x="1.198cm" svg:y="3.16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1.101cm" svg:height="1.101cm" svg:x="1.473cm" svg:y="5.0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1.101cm" svg:height="1.101cm" svg:x="2.574cm" svg:y="5.0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1.101cm" svg:height="1.101cm" svg:x="2.023cm" svg:y="5.0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826cm" svg:height="0.826cm" svg:x="0.647cm" svg:y="5.36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826cm" svg:height="0.826cm" svg:x="1.198cm" svg:y="5.36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826cm" svg:height="0.826cm" svg:x="1.748cm" svg:y="5.36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826cm" svg:height="0.826cm" svg:x="3.124cm" svg:y="5.357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826cm" svg:height="0.826cm" svg:x="2.574cm" svg:y="5.36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0.097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0.372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0.647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0.923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1.198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1.473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1.748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2.023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2.298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2.574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2.849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3.124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3.399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3.674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3.949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4.225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4.5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3" draw:text-style-name="P14" svg:width="0.276cm" svg:height="0.276cm" svg:x="4.775cm" svg:y="5.916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4" draw:text-style-name="P14" svg:width="4.954cm" svg:height="0.276cm" svg:x="0.097cm" svg:y="5.916cm"><text:p/><draw:enhanced-geometry svg:viewBox="0 0 21600 21600" draw:type="rectangle" draw:enhanced-path="M 0 0 L 21600 0 21600 21600 0 21600 0 0 Z N"/></draw:custom-shape><draw:line draw:style-name="gr15" draw:text-style-name="P14" svg:x1="1.198cm" svg:y1="4.54cm" svg:x2="1.198cm" svg:y2="2.889cm"><text:p/></draw:line><draw:line draw:style-name="gr15" draw:text-style-name="P14" svg:x1="3.949cm" svg:y1="4.54cm" svg:x2="3.949cm" svg:y2="2.889cm"><text:p/></draw:line><draw:custom-shape draw:style-name="gr16" draw:text-style-name="P14" svg:width="2.752cm" svg:height="2.752cm" svg:x="1.198cm" svg:y="3.164cm"><text:p/><draw:enhanced-geometry svg:viewBox="0 0 21600 21600" draw:glue-points="10800 0 3160 3160 0 10800 3160 18440 10800 21600 18440 18440 21600 10800 18440 3160" draw:text-areas="3200 3200 18400 18400" draw:type="ellipse" draw:enhanced-path="U 10800 10800 10800 10800 0 360 Z N"/></draw:custom-shape></draw:g>Figure 3.2: Bathysphere construction from spheres</text:p></draw:text-box></draw:frame>The bathysphere is split into two main spheres forming the approximate shape of the capsule, and three rings of smaller spheres in the base, getting larger towards the middle but still just touching the bottom of the base (see Figure 3.2). Because the bathysphere is a rigid body it has an orientation which can change was well as the the position. It would have been difficult to correctly detection collisions with a sweeping sphere compared to a linearly moving sphere and so the start and end point of the spheres on the sweep are used and assumed to be straight lines. There is also an imposed limit on angular momentum in order to avoid the error between a sweeping arc and straight line segment becoming significant.</text:p>
      <text:p text:style-name="Text_20_body">To find the closest triangles, <text:span text:style-name="Variable">AdaptiveMesh::getIntersectingTriangles</text:span> (in <text:span text:style-name="Variable">adaptivemesh.cpp:506</text:span>) is called which gets the triangles at a certain depth of the triangle hierarchy which are close to the bounding sphere of the bathysphere. This function recursively searches for triangles whose bounding sphere intersects the bounding sphere of the bathysphere, and subdivides triangles as necessary to get to the specified depth.</text:p>
      <text:p text:style-name="Text_20_body">The detection of collisions between a sphere path and a triangle (see <text:span text:style-name="Variable">Collision::DetectTriangleSphere</text:span> in <text:span text:style-name="Variable">collision.cpp</text:span>) works by first checking if the sphere path passes through the plane of the triangle (see <text:span text:style-name="Variable">Collision::DetectPlaneSphere</text:span> in <text:span text:style-name="Variable">collision.cpp</text:span>). If it does, then edge planes are used to find whether the point of collision with the sphere is within the triangle. An edge plane (stored in the adaptive mesh) is calculated using the triangle normal, and the two vertices on the edge, both vectors of which lie in the edge plane. If the point of collision is within this infinite prism, then the sphere has hit the main face of the triangle.</text:p>
      <text:p text:style-name="Text_20_body">If the point of plane intersection is outside of the main triangle, then the sphere path is checked for collisions with each of the edges of the triangle (see <text:span text:style-name="Variable">Collision::DetectLineSphere</text:span> in <text:span text:style-name="Variable">collision.cpp</text:span>). If the sphere collides at a point on the edge then that collision is returned. If the sphere collides with the infinite line but not within the edge, a check is made with the vertex at the appropriate end of the edge to see if the sphere path collides with it (see <text:span text:style-name="Variable">Collision::DetectPointSphere</text:span> in <text:span text:style-name="Variable">collision.cpp</text:span>). This allows spheres to collide with sharp triangle ridges and sharp triangle spikes correctly. If the sphere doesn't intersect the main triangle, the edges, or the vertices, then it doesn't intersect the triangle.</text:p>
      <text:p text:style-name="Text_20_body">When the physics debug mode is enabled, arrows are drawn to represent reaction forces, and the triangles selected as potential obstacles are outlined in red.</text:p>
      <text:p text:style-name="Text_20_body"/>
      <text:h text:style-name="Heading_20_1" text:outline-level="1">Animating the Giant Kelp</text:h>
      <text:p text:style-name="Text_20_body">I have implemented a fairly simple trigonometric function to simulate currents in the water. Given a position vector and a clock value, it will provide a water current vector (see <text:span text:style-name="Variable">Environment::GetCurrent</text:span> and <text:span text:style-name="Variable">Environment:: GetIntegratedCurrent</text:span> in <text:span text:style-name="Variable">environment.h</text:span>).</text:p>
      <text:p text:style-name="Text_20_body"><draw:frame draw:style-name="fr4" draw:name="Frame4" text:anchor-type="paragraph" svg:x="10.056cm" svg:y="0.27cm" svg:width="8.67cm" draw:z-index="5"><draw:text-box fo:min-height="9.275cm"><text:p text:style-name="Table_20_Heading"><draw:g text:anchor-type="paragraph" draw:z-index="6" draw:style-name="gr12"><draw:g draw:style-name="gr17"><draw:polyline draw:style-name="gr18" draw:text-style-name="P14" svg:width="6.98cm" svg:height="1.138cm" draw:transform="skewX (-0.0015707963267946) rotate (1.63345364694118) translate (3.60538888890045cm 8.39005555555481cm)" svg:viewBox="0 0 6981 1139" draw:points="0,14159 2173,14296 4865,13157 6981,14161"><text:p/></draw:polyline><draw:custom-shape draw:style-name="gr19" draw:text-style-name="P14" svg:width="1.308cm" svg:height="1.306cm" svg:x="3.935cm" svg:y="7.689cm"><text:p/><draw:enhanced-geometry svg:viewBox="0 0 21600 21600" draw:glue-points="10800 0 3160 3160 0 10800 3160 18440 10800 21600 18440 18440 21600 10800 18440 3160" draw:text-areas="3200 3200 18400 18400" draw:type="ring" draw:modifiers="5400"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ustom-shape draw:style-name="gr6" draw:text-style-name="P14" svg:width="0.436cm" svg:height="0.436cm" svg:x="4.355cm" svg:y="5.877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14" svg:width="0.436cm" svg:height="0.436cm" svg:x="3.062cm" svg:y="3.3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14" svg:width="0.436cm" svg:height="0.436cm" svg:x="3.9cm" svg:y="1.124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7" draw:text-style-name="P14" svg:x1="3.302cm" svg:y1="3.535cm" svg:x2="2.538cm" svg:y2="3.854cm"><text:p/></draw:line><draw:line draw:style-name="gr7" draw:text-style-name="P14" svg:x1="4.062cm" svg:y1="1.358cm" svg:x2="4.171cm" svg:y2="0.487cm"><text:p/></draw:line><draw:line draw:style-name="gr7" draw:text-style-name="P14" svg:x1="4.606cm" svg:y1="6.149cm" svg:x2="5.042cm" svg:y2="5.278cm"><text:p/></draw:line></draw:g><draw:g draw:style-name="gr17"><draw:polyline draw:style-name="gr18" draw:text-style-name="P14" svg:width="4.416cm" svg:height="0.72cm" draw:transform="rotate (0.654847535348149) translate (3.50131944444831cm 4.20334722222849cm)" svg:viewBox="0 0 4417 721" draw:points="0,378107 1374,378197 3076,377476 4417,378111"><text:p/></draw:polyline><draw:custom-shape draw:style-name="gr19" draw:text-style-name="P14" svg:width="0.826cm" svg:height="0.826cm" draw:transform="rotate (-0.978780644519422) translate (3.98638888888889cm 4.13102777777778cm)"><text:p/><draw:enhanced-geometry svg:viewBox="0 0 21600 21600" draw:glue-points="10800 0 3160 3160 0 10800 3160 18440 10800 21600 18440 18440 21600 10800 18440 3160" draw:text-areas="3200 3200 18400 18400" draw:type="ring" draw:modifiers="5400"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ustom-shape draw:style-name="gr6" draw:text-style-name="P14" svg:width="0.276cm" svg:height="0.276cm" draw:transform="rotate (-0.978780644519422) translate (5.08352777777778cm 3.7112222222222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14" svg:width="0.276cm" svg:height="0.276cm" draw:transform="rotate (-0.978780644519422) translate (5.96370833333333cm 2.13254166666667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14" svg:width="0.276cm" svg:height="0.276cm" draw:transform="rotate (-0.978780644519422) translate (7.41715277777778cm 1.793875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7" draw:text-style-name="P14" svg:x1="5.942cm" svg:y1="2.33cm" svg:x2="5.505cm" svg:y2="2.041cm"><text:p/></draw:line><draw:line draw:style-name="gr7" draw:text-style-name="P14" svg:x1="5.031cm" svg:y1="3.94cm" svg:x2="5.641cm" svg:y2="3.861cm"><text:p/></draw:line><draw:line draw:style-name="gr7" draw:text-style-name="P14" svg:x1="7.391cm" svg:y1="2.018cm" svg:x2="7.716cm" svg:y2="2.424cm"><text:p/></draw:line></draw:g><draw:frame draw:style-name="gr20" draw:text-style-name="P17" svg:width="1.378cm" svg:height="0.809cm" svg:x="1.937cm" svg:y="7.454cm"><draw:text-box><text:p text:style-name="P15"><text:span text:style-name="T3">Kelp</text:span></text:p></draw:text-box></draw:frame><draw:frame draw:style-name="gr21" draw:text-style-name="P17" svg:width="3.283cm" svg:height="0.809cm" svg:x="0.686cm" svg:y="6.415cm"><draw:text-box><text:p text:style-name="P15"><text:span text:style-name="T3">Kelp::KelpLeaf</text:span></text:p></draw:text-box></draw:frame><draw:g draw:style-name="gr17"><draw:polyline draw:style-name="gr18" draw:text-style-name="P14" svg:width="3.075cm" svg:height="2.255cm" draw:transform="rotate (2.62375346452258) translate (2.49943055556057cm 4.7292222222186cm)" svg:viewBox="0 0 3076 2256" draw:points="0,-365189 1374,-365101 3076,-365822 2371,-367357"><text:p/></draw:polyline><draw:custom-shape draw:style-name="gr19" draw:text-style-name="P14" svg:width="0.828cm" svg:height="0.828cm" draw:transform="rotate (0.990299817581396) translate (3.00566666666667cm 2.97568055555556cm)"><text:p/><draw:enhanced-geometry svg:viewBox="0 0 21600 21600" draw:glue-points="10800 0 3160 3160 0 10800 3160 18440 10800 21600 18440 18440 21600 10800 18440 3160" draw:text-areas="3200 3200 18400 18400" draw:type="ring" draw:modifiers="5400"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ustom-shape draw:style-name="gr6" draw:text-style-name="P14" svg:width="0.274cm" svg:height="0.278cm" draw:transform="rotate (0.990299817581396) translate (2.19251388888889cm 2.12725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6" draw:text-style-name="P14" svg:width="0.276cm" svg:height="0.274cm" draw:transform="rotate (0.990299817581396) translate (0.398638888888889cm 1.931458333333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14" svg:width="0.274cm" svg:height="0.278cm" draw:transform="rotate (0.990299817581396) translate (0.22225cm 3.6195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7" draw:text-style-name="P14" svg:x1="0.587cm" svg:y1="1.873cm" svg:x2="0.113cm" svg:y2="2.095cm"><text:p/></draw:line><draw:line draw:style-name="gr7" draw:text-style-name="P14" svg:x1="2.423cm" svg:y1="2.087cm" svg:x2="2.113cm" svg:y2="1.556cm"><text:p/></draw:line><draw:line draw:style-name="gr7" draw:text-style-name="P14" svg:x1="0.439cm" svg:y1="3.554cm" svg:x2="-0.155cm" svg:y2="3.346cm"><text:p/></draw:line></draw:g><draw:line draw:style-name="gr7" draw:text-style-name="P14" svg:x1="2.865cm" svg:y1="7.89cm" svg:x2="4.606cm" svg:y2="8.326cm"><text:p/></draw:line><draw:line draw:style-name="gr7" draw:text-style-name="P14" svg:x1="2.865cm" svg:y1="6.585cm" svg:x2="3.886cm" svg:y2="4.706cm"><text:p/></draw:line><draw:frame draw:style-name="gr22" draw:text-style-name="P18" svg:width="2.913cm" svg:height="1.417cm" svg:x="5.604cm" svg:y="5.911cm"><draw:text-box><text:p text:style-name="P15"><text:span text:style-name="T4">spline</text:span></text:p><text:p text:style-name="P15"><text:span text:style-name="T4">interpolation</text:span></text:p></draw:text-box></draw:frame><draw:line draw:style-name="gr7" draw:text-style-name="P14" svg:x1="5.477cm" svg:y1="6.585cm" svg:x2="4.606cm" svg:y2="7.019cm"><text:p/></draw:line><draw:line draw:style-name="gr7" draw:text-style-name="P14" svg:x1="5.913cm" svg:y1="6.149cm" svg:x2="4.606cm" svg:y2="4.406cm"><text:p/></draw:line><draw:line draw:style-name="gr7" draw:text-style-name="P14" svg:x1="6.348cm" svg:y1="5.713cm" svg:x2="6.348cm" svg:y2="4.406cm"><text:p/></draw:line></draw:g>Figure 4.1: Hierarchical structure of kelp.</text:p></draw:text-box></draw:frame>The giant kelp are implemented using a basic form of rope physics by using the <text:span text:style-name="Variable">Strand</text:span> class. Each strand is constructed from a number of nodes which are derived from the Object class. This means they can move around, can be affected by the currents in the water, and can have their own buoyancy.</text:p>
      <text:p text:style-name="Text_20_body">Strands can also have sub-strands attached at certain lengths along them which is how kelp leaves are implemented. When rendering, the control points are interpolated using spline interpolation, allowing the strand to simulate fewer control nodes to get a smooth curve.</text:p>
      <text:p text:style-name="Text_20_body">This structure can be seen in Figure 4.1. Each node has its own forces applied to it, and the main part of the algorithm advances each according to the forces and ensures that the distance constraints between nodes aren't broken. The difference between the forces on consecutive nodes is what makes the kelp appear to sway.</text:p>
      <text:p text:style-name="Text_20_body">The main algorithm is performed by the recursive function <text:span text:style-name="Variable">Strand::TailAdvance</text:span> in <text:span text:style-name="Variable">strand.cpp</text:span>. It recursively moves along the chain of control nodes doing the following actions:</text:p>
      <text:list xml:id="list1375509724" text:style-name="L1">
        <text:list-item>
          <text:p text:style-name="P9">Calls the advance function to step the node to a new position.</text:p>
        </text:list-item>
        <text:list-item>
          <text:p text:style-name="P9">Finds whether the node has moved too far from the previous node, based on the node's string length, and if so directly alters the position so as not to break the constraint.</text:p>
        </text:list-item>
        <text:list-item>
          <text:p text:style-name="P9">Calls a function to apply natural forces due to gravity, buoyancy, water resistance, and currents (<text:span text:style-name="Variable">NaturalConstraint::EnforceConstraint</text:span> in <text:span text:style-name="Variable">naturalconstraint.cpp</text:span>).</text:p>
        </text:list-item>
        <text:list-item>
          <text:p text:style-name="P9">Applies a random force to shake it up a bit (without this force, the leaves tend to settle in an upward position through the stalk which is somewhat unrealistic).</text:p>
        </text:list-item>
        <text:list-item>
          <text:p text:style-name="P9">If there are further nodes, recursively call this function on the next node, and apply the force that is returned to this node. This force is the pull on this node from the later nodes.</text:p>
        </text:list-item>
        <text:list-item>
          <text:p text:style-name="P9">For any sub-strands attached to this section of the kelp:</text:p>
          <text:list>
            <text:list-item>
              <text:p text:style-name="P9">Call the advance function on it (which will call this function again for that strand).</text:p>
            </text:list-item>
            <text:list-item>
              <text:p text:style-name="P9">Constrain the position of the base of the sub-strand to be on the spline curve of this strand.</text:p>
            </text:list-item>
            <text:list-item>
              <text:p text:style-name="P9">Applies natural forces to the sub-strand.</text:p>
            </text:list-item>
          </text:list>
        </text:list-item>
        <text:list-item>
          <text:p text:style-name="P9">If the node is currently being constrained (and hence can carry tension), any forces on the current node away from the previous node are returned to the caller.</text:p>
        </text:list-item>
      </text:list>
      <text:p text:style-name="Text_20_body"/>
      <text:h text:style-name="Heading_20_1" text:outline-level="1">The Interface</text:h>
      <text:list xml:id="list635848052" text:style-name="L2">
        <text:list-item>
          <text:p text:style-name="P10">There is one extra view, a 3<text:span text:style-name="T1">rd</text:span> person view centred on the bathysphere which can be moved around using the arrow keys, and zoomed in and out using page up and page down.</text:p>
        </text:list-item>
        <text:list-item>
          <text:p text:style-name="P10">Several debug options are also on the menu, but are disabled by default.</text:p>
        </text:list-item>
        <text:list-item>
          <text:p text:style-name="P10">The scene appears to extend far in the horizontal directions, however all the action takes place in the range specified on the paper.</text:p>
        </text:list-item>
        <text:list-item>
          <text:p text:style-name="P10">The Escape key resets the simulation to a different start state, maintaining the same 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2" svg:font-family="'Nimbus Sans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LGC Sans" svg:font-family="'DejaVu LGC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1" fo:font-size="10pt" fo:language="en" fo:country="GB"/>
    </style:style>
    <style:style style:name="Text_20_body" style:display-name="Text body" style:family="paragraph" style:parent-style-name="Standard" style:class="text">
      <style:paragraph-properties fo:margin-top="0cm" fo:margin-bottom="0.212cm" fo:text-align="justify" style:justify-single-word="false"/>
      <style:text-properties style:font-name="Nimbus Sans L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shadow="none" text:number-lines="true" text:line-number="0">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reak-before="auto" fo:break-after="auto"/>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Nimbus Sans 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Nimbus Mono L" fo:font-size="9pt" style:font-name-asian="Nimbus Mono L" style:font-size-asian="10pt" style:font-name-complex="Nimbus Mono L" style:font-size-complex="10pt"/>
    </style:style>
    <style:style style:name="Comment" style:family="paragraph" style:parent-style-name="Preformatted_20_Text">
      <style:text-properties fo:color="#808080" style:font-name="Nimbus Sans L1" fo:font-size="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style:style>
    <style:page-layout style:name="Mpm1">
      <style:page-layout-properties fo:page-width="21.006cm" fo:page-height="29.693cm" style:num-format="1" style:print-orientation="portrait" fo:margin-top="1.245cm" fo:margin-bottom="1.245cm" fo:margin-left="1.245cm" fo:margin-right="1.24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693cm" fo:page-height="21.006cm" style:num-format="1" style:print-orientation="landscape" fo:margin-top="1.016cm" fo:margin-bottom="1.016cm" fo:margin-left="1.016cm" fo:margin-right="1.01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3">5The Interface</text:chapter></text:p>
      </style:header>
      <style:footer>
        <text:p text:style-name="MP2">Page <text:page-number text:select-page="current">9</text:page-number> of <text:page-count>9</text:page-count></text:p>
      </style:footer>
    </style:master-page>
    <style:master-page style:name="First_20_Page" style:display-name="First Page" style:page-layout-name="Mpm2" style:next-style-name="Standard"/>
    <style:master-page style:name="Left_20_Page" style:display-name="Left Page" style:page-layout-name="Mpm3"/>
    <style:master-page style:name="Diagram" style:page-layout-name="Mpm4">
      <style:footer>
        <text:p text:style-name="MP3">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4-25T15:05:30</meta:creation-date>
    <dc:date>2009-06-01T12:26:13</dc:date>
    <dc:language>en-US</dc:language>
    <meta:editing-cycles>175</meta:editing-cycles>
    <meta:editing-duration>PT00H19M40S</meta:editing-duration>
    <dc:creator>James Hogan</dc:creator>
    <meta:document-statistic meta:table-count="3" meta:image-count="0" meta:object-count="0" meta:page-count="9" meta:paragraph-count="265" meta:word-count="2372" meta:character-count="15165"/>
    <meta:user-defined meta:name="Info 1"/>
    <meta:user-defined meta:name="Info 2"/>
    <meta:user-defined meta:name="Info 3"/>
    <meta:user-defined meta:name="Info 4"/>
  </office:meta>
</office:document-meta>
</file>